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SKL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SKL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–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Telling her to pee outside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Telling her to pee outside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Telling her to pee outside (wet)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–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–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–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save Sharusharu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 myself...
n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 time
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–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–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–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–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–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–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, 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... will you two be
al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–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–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–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–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– Wet Panti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–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–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3:09:33+02:00</meta:creation-date>
    <dc:date>2019-10-06T13:09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